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4.12155in, 5.1122in, 1.45586in, 9.3866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4.27657in, 6.993in, 3.09555in, 9.4616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Picture 4" text:anchor-type="paragraph" svg:x="0.07708in" svg:y="0in" svg:width="5.41453in" svg:height="5.5827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<draw:frame draw:z-index="251661312" draw:style-name="a1" draw:name="Picture 1" text:anchor-type="paragraph" svg:x="0.31042in" svg:y="0.3125in" svg:width="3.71875in" svg:height="4.0666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Use case diagram<text:s/><text:tab/><text:tab/>P244623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ikarim Suldan</meta:initial-creator>
    <dc:creator>Abdikarim Suldan</dc:creator>
    <meta:creation-date>2020-03-25T20:07:00Z</meta:creation-date>
    <dc:date>2020-03-25T20:22:00Z</dc:date>
    <meta:template xlink:href="Normal" xlink:type="simple"/>
    <meta:editing-cycles>2</meta:editing-cycles>
    <meta:editing-duration>PT900S</meta:editing-duration>
    <meta:document-statistic meta:page-count="1" meta:paragraph-count="1" meta:word-count="2" meta:character-count="19" meta:row-count="1" meta:non-whitespace-character-count="18"/>
  </office:meta>
</office:document-meta>
</file>